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F1FC0CAB1C9E0B8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style:font-name-complex="Arial2"/>
    </style:style>
    <style:style style:name="P5" style:family="paragraph" style:parent-style-name="Standard">
      <style:paragraph-properties fo:margin-left="0.319cm" fo:margin-right="0cm" fo:text-indent="0cm" style:auto-text-indent="false"/>
      <style:text-properties style:font-name="Arial Narrow" fo:font-size="14pt" style:font-size-asian="14pt" style:font-name-complex="Arial2" style:font-size-complex="14pt"/>
    </style:style>
    <style:style style:name="P6" style:family="paragraph" style:parent-style-name="Standard">
      <style:paragraph-properties fo:margin-left="0.319cm" fo:margin-right="0cm" fo:text-indent="0cm" style:auto-text-indent="false"/>
      <style:text-properties style:font-name="Arial Narrow" fo:font-size="10pt" style:font-size-asian="10pt" style:font-name-complex="Arial2" style:font-size-complex="10pt"/>
    </style:style>
    <style:style style:name="P7"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8"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2"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2"/>
    </style:style>
    <style:style style:name="P11"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style:font-name-complex="Arial2"/>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3" style:family="paragraph" style:parent-style-name="Standard" style:list-style-name="">
      <style:paragraph-properties fo:margin-left="0.319cm" fo:margin-right="0cm" fo:margin-top="0.212cm" fo:margin-bottom="0cm" style:contextual-spacing="false" fo:text-indent="0cm" style:auto-text-indent="false"/>
    </style:style>
    <style:style style:name="P14"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5" style:family="paragraph" style:parent-style-name="Standard" style:master-page-name="Standard">
      <style:paragraph-properties fo:margin-left="0.319cm" fo:margin-right="0cm" fo:text-indent="0cm" style:auto-text-indent="false" style:page-number="auto"/>
    </style:style>
    <style:style style:name="P16" style:family="paragraph" style:parent-style-name="Standard">
      <style:paragraph-properties fo:margin-left="0.318cm" fo:margin-right="0cm" fo:text-indent="0cm" style:auto-text-indent="false"/>
    </style:style>
    <style:style style:name="P17" style:family="paragraph" style:parent-style-name="Standard">
      <style:paragraph-properties fo:margin-left="0.318cm" fo:margin-right="0cm" fo:text-indent="0cm" style:auto-text-indent="false"/>
      <style:text-properties style:font-name="Arial Narrow" fo:font-size="14pt" style:font-size-asian="14pt" style:font-name-complex="Arial2" style:font-size-complex="14pt"/>
    </style:style>
    <style:style style:name="P18" style:family="paragraph" style:parent-style-name="Standard">
      <style:paragraph-properties fo:margin-left="0.318cm" fo:margin-right="0cm" fo:text-indent="0cm" style:auto-text-indent="false"/>
      <style:text-properties style:font-name="Arial Narrow" style:font-name-complex="Arial2"/>
    </style:style>
    <style:style style:name="P19" style:family="paragraph" style:parent-style-name="Standard" style:list-style-name="">
      <style:paragraph-properties fo:margin-left="0.318cm" fo:margin-right="0cm" fo:text-indent="0cm" style:auto-text-indent="false"/>
      <style:text-properties style:font-name="Arial Narrow" style:font-name-complex="Arial2"/>
    </style:style>
    <style:style style:name="P20"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21" style:family="paragraph" style:parent-style-name="Standard">
      <style:paragraph-properties fo:margin-left="0.318cm" fo:margin-right="0cm" fo:text-indent="0cm" style:auto-text-indent="false"/>
      <style:text-properties style:font-name="Arial Narrow" fo:font-size="16pt" style:font-size-asian="16pt" style:font-name-complex="Arial2" style:font-size-complex="16pt"/>
    </style:style>
    <style:style style:name="P22"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2" style:font-size-complex="14pt"/>
    </style:style>
    <style:style style:name="P23" style:family="paragraph" style:parent-style-name="Standard">
      <style:paragraph-properties fo:margin-left="0.318cm" fo:margin-right="0cm" fo:text-indent="0cm" style:auto-text-indent="false"/>
      <style:text-properties fo:color="#000000" loext:opacity="100%" style:font-name="Arial Narrow" fo:font-size="10pt" style:font-size-asian="10pt" style:font-name-complex="Arial2" style:font-size-complex="10pt"/>
    </style:style>
    <style:style style:name="P24" style:family="paragraph" style:parent-style-name="Standard" style:list-style-name="">
      <style:paragraph-properties fo:margin-left="0.318cm" fo:margin-right="0cm" fo:text-indent="0cm" style:auto-text-indent="false"/>
    </style:style>
    <style:style style:name="P25" style:family="paragraph" style:parent-style-name="Standard">
      <style:paragraph-properties fo:margin-left="0.318cm" fo:margin-right="0cm" fo:margin-top="0.212cm" fo:margin-bottom="0cm" style:contextual-spacing="false" fo:text-indent="0cm" style:auto-text-indent="false"/>
    </style:style>
    <style:style style:name="P26" style:family="paragraph" style:parent-style-name="Standard">
      <style:paragraph-properties fo:margin-left="0.318cm" fo:margin-right="0cm" fo:margin-top="0.212cm" fo:margin-bottom="0cm" style:contextual-spacing="false" fo:text-indent="0cm" style:auto-text-indent="false"/>
      <style:text-properties style:font-name="Arial Narrow" style:font-name-complex="Arial2"/>
    </style:style>
    <style:style style:name="P27" style:family="paragraph" style:parent-style-name="Standard" style:list-style-name="">
      <style:paragraph-properties fo:margin-left="0.318cm" fo:margin-right="0cm" fo:text-indent="0cm" style:auto-text-indent="false" fo:break-before="page"/>
    </style:style>
    <style:style style:name="T1" style:family="text">
      <style:text-properties fo:font-size="16pt" style:font-size-asian="16pt"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6pt" fo:language="en" fo:country="GB" style:font-size-asian="16pt" style:font-name-complex="Arial2" style:font-size-complex="16pt"/>
    </style:style>
    <style:style style:name="T4" style:family="text">
      <style:text-properties style:font-name="Arial Narrow" fo:font-size="14pt" style:font-size-asian="14pt" style:font-name-complex="Arial2" style:font-size-complex="14pt"/>
    </style:style>
    <style:style style:name="T5" style:family="text">
      <style:text-properties style:font-name="Arial Narrow" fo:font-size="14pt" fo:language="en" fo:country="GB" style:font-size-asian="14pt" style:font-name-complex="Arial2" style:font-size-complex="14pt"/>
    </style:style>
    <style:style style:name="T6" style:family="text">
      <style:text-properties style:font-name="Arial Narrow" style:font-name-complex="Arial2"/>
    </style:style>
    <style:style style:name="T7" style:family="text">
      <style:text-properties style:font-name="Arial Narrow" style:font-name-complex="Arial2" text:display="none"/>
    </style:style>
    <style:style style:name="T8" style:family="text">
      <style:text-properties style:font-name="Arial Narrow" style:font-name-complex="Arial Narrow"/>
    </style:style>
    <style:style style:name="T9" style:family="text">
      <style:text-properties style:font-name="Arial Narrow" fo:language="en" fo:country="GB" style:font-name-complex="Arial Narrow"/>
    </style:style>
    <style:style style:name="T10" style:family="text">
      <style:text-properties style:font-name="Arial Narrow" fo:language="en" fo:country="GB" style:font-name-complex="Arial2"/>
    </style:style>
    <style:style style:name="T11" style:family="text">
      <style:text-properties style:font-name="Arial Narrow" fo:font-size="10pt" style:font-size-asian="10pt" style:font-name-complex="Arial2" style:font-size-complex="10pt"/>
    </style:style>
    <style:style style:name="T12" style:family="text">
      <style:text-properties style:font-name="Arial Narrow" style:font-name-asian="Arial Narrow" style:font-name-complex="Arial Narrow"/>
    </style:style>
    <style:style style:name="T13" style:family="text">
      <style:text-properties fo:language="en" fo:country="GB"/>
    </style:style>
    <style:style style:name="T14" style:family="text">
      <style:text-properties fo:font-size="14pt" style:font-size-asian="14pt" style:font-size-complex="14pt"/>
    </style:style>
    <style:style style:name="T15" style:family="text">
      <style:text-properties fo:color="#000000" loext:opacity="100%" style:font-name="Arial Narrow" fo:font-size="14pt" style:font-size-asian="14pt" style:font-name-complex="Arial2" style:font-size-complex="14pt"/>
    </style:style>
    <style:style style:name="T16" style:family="text">
      <style:text-properties fo:color="#000000" loext:opacity="100%" style:font-name="Arial Narrow" fo:font-size="14pt" fo:language="en" fo:country="GB" style:font-size-asian="14pt" style:font-name-complex="Arial2" style:font-size-complex="14pt"/>
    </style:style>
    <style:style style:name="T17" style:family="text">
      <style:text-properties fo:color="#000000" loext:opacity="100%" style:font-name="Arial Narrow" style:font-name-complex="Arial2"/>
    </style:style>
    <style:style style:name="T18" style:family="text">
      <style:text-properties fo:color="#000000" loext:opacity="100%" style:font-name="Arial Narrow" fo:font-size="10pt" style:font-size-asian="10pt" style:font-name-complex="Arial2" style:font-size-complex="10pt"/>
    </style:style>
    <style:style style:name="T19" style:family="text">
      <style:text-properties fo:color="#000000" loext:opacity="100%" fo:font-size="14pt" style:font-size-asian="14pt" style:font-size-complex="14pt"/>
    </style:style>
    <style:style style:name="T20" style:family="text">
      <style:text-properties fo:color="#999999" loext:opacity="100%" style:font-name="Arial Narrow" fo:font-size="14pt" fo:language="en" fo:country="GB" fo:font-style="italic" style:font-size-asian="14pt" style:font-style-asian="italic"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Manuale integrativo del display LCD3</text:span></text:p>
      <text:p text:style-name="P16"><text:span text:style-name="T5">TSDZ2 open source firmware 20beta1.C </text:span></text:p>
      <text:p text:style-name="P16"><text:span text:style-name="T4">versione modificata della 20 beta 1 (C) per il display KT- LCD3</text:span></text:p>
      <text:p text:style-name="P17"/>
      <text:p text:style-name="P18"/>
      <text:p text:style-name="P16"><text:span text:style-name="T6">Prima di utilizzare il software, leggere attentamente le seguenti istruzioni e il wiki del display:</text:span></text:p>
      <text:p text:style-name="P9"><text:a xlink:type="simple" xlink:href="https://github.com/OpenSourceEBike/TSDZ2_wiki/wiki/0.20.0-(DEVELOPMENT)-%7C-KT-LCD3-%7C-TSDZ2-%7C-Manual#Configuration_Menu" text:style-name="Internet_20_link" text:visited-style-name="Visited_20_Internet_20_Link"><text:span text:style-name="Internet_20_link"><text:span text:style-name="T9">0.20.0 (DEVELOPMENT) | KT LCD3 | TSDZ2 | Manual · OpenSourceEBike/TSDZ2_wiki Wiki · GitHub</text:span></text:span></text:a></text:p>
      <text:p text:style-name="P10">Questo manuale è solo una integrazione.</text:p>
      <text:p text:style-name="P12"/>
      <text:p text:style-name="P5">Voci del menu modificate o aggiunte:</text:p>
      <text:p text:style-name="P9"><text:span text:style-name="T6">0.3 <text:s text:c="2"/>eliminato “Experimental high cadence mode”, scelta motore solo 0=48V o 1=36V</text:span></text:p>
      <text:p text:style-name="P2"><text:span text:style-name="T10">0.11 aggiunto "Number of assist levels"</text:span></text:p>
      <text:p text:style-name="P9"><text:span text:style-name="T10">2.0 <text:s/>eliminato “Enable Power Assist”, sostituito con -&gt; "Startup Boost" enable/disable</text:span></text:p>
      <text:p text:style-name="P2"><text:span text:style-name="T10">2.1 <text:s/>eliminato "Number of assist levels", spostato in 0.11</text:span></text:p>
      <text:p text:style-name="P9"><text:span text:style-name="T6">3.0 <text:s/>eliminato “</text:span><text:span text:style-name="T10">Enable</text:span><text:span text:style-name="T6"> Torque Assist”, sostituito con -&gt; "Torque sensor calibration" enable/disable</text:span></text:p>
      <text:p text:style-name="P2"><text:span text:style-name="T6">3.1 <text:s/>eliminato "Number of assist levels", spostato in 0.11</text:span></text:p>
      <text:p text:style-name="P9"><text:span text:style-name="T10">4.0 <text:s/>eliminato “Enable Cadence Assist”, sostituito con -&gt; "Assist with error enabled"</text:span></text:p>
      <text:p text:style-name="P2"><text:span text:style-name="T10">4.1 <text:s/>eliminato "Number of assist levels", spostato in 0.11</text:span></text:p>
      <text:p text:style-name="P9"><text:span text:style-name="T6">5.1 <text:s/>eliminato “Sensitivity” eMTB”, sostituito con -&gt; “eMTB assist level 1”</text:span></text:p>
      <text:p text:style-name="P2"><text:span text:style-name="T6">5.x <text:s/>aggiunto “eMTB assist level x” fino a 9 + 1</text:span></text:p>
      <text:p text:style-name="P9"><text:span text:style-name="T6">10.4 <text:s text:c="2"/>eliminato "Cadence sensor mode", sostituito con -&gt; "Coaster brake torque threshold"</text:span></text:p>
      <text:p text:style-name="P2"><text:span text:style-name="T6">10.9 <text:s text:c="2"/>aggiunto " Pedal torque ADC offset”</text:span></text:p>
      <text:p text:style-name="P2"><text:span text:style-name="T6">10.10 aggiunto " Pedal torque ADC max"</text:span></text:p>
      <text:p text:style-name="P3">10.11 aggiunto "Startup Boost torque factor"</text:p>
      <text:p text:style-name="P3">10.12 aggiunto "Startup Boost cadence step"</text:p>
      <text:p text:style-name="P9"><text:span text:style-name="T6">11.7 eliminato "Cadence sensor magnet pulse percentage", sostituito con -&gt; “Pedal torque delta”</text:span></text:p>
      <text:p text:style-name="P3"/>
      <text:p text:style-name="P2"><text:span text:style-name="T6">La scelta della modalità di assistenza è nello schermo principale.</text:span></text:p>
      <text:p text:style-name="P3">A livello 0, tasto ON/OFF per visualizzare la modalità corrente, tasti SU/GIU per cambiare, tasto ON/OFF per confermare.</text:p>
      <text:p text:style-name="P10">Valori di assistenza per tutte le modalità da 1 a 254, per eMTB da 1 a 20.</text:p>
      <text:p text:style-name="P22"/>
      <text:p text:style-name="P9"><text:span text:style-name="T15">Descrizione dei parametri </text:span><text:span text:style-name="T4">modificati o aggiunti:</text:span></text:p>
      <text:p text:style-name="P8"/>
      <text:p text:style-name="P8">0.3 <text:s/>- Motor voltage type</text:p>
      <text:p text:style-name="P25"><text:span text:style-name="T6">Scelta del tipo di motore 48V o 36V, leggere i dati di targa del motore.</text:span></text:p>
      <text:p text:style-name="P18">Attenzione. Non è la tensione della batteria.</text:p>
      <text:p text:style-name="P18">Le modalità sperimentali ad alta cadenza non sono più disponibili.</text:p>
      <text:p text:style-name="P18"/>
      <text:p text:style-name="P2"><text:span text:style-name="T15">0.11 <text:s/>- Number of assist levels</text:span></text:p>
      <text:p text:style-name="P25"><text:span text:style-name="T6">Scelta del numero di livelli da utilizzare, da 1 a 9.</text:span></text:p>
      <text:p text:style-name="P18">Ha la stessa funzione delle voci eliminate nei menu delle modalità di assistenza.</text:p>
      <text:p text:style-name="P22"/>
      <text:p text:style-name="P2"><text:span text:style-name="T15">2.0 <text:s/>- Startup Boost</text:span></text:p>
      <text:p text:style-name="P9"><text:span text:style-name="T6">Abilitato/disabilitato.</text:span></text:p>
      <text:p text:style-name="P3">La funzione BOOST aumenta l’assistenza in partenza e a bassa cadenza in modalità “Power assist”.</text:p>
      <text:p text:style-name="P2"><text:soft-page-break/><text:span text:style-name="T17">Attenzione, abilitando BOOST e “Start-up assistance without pedalling” contemporaneamente, l’effetto aumenta! Questo può </text:span><text:span text:style-name="T6">causare un maggiore stress alla trasmissione.</text:span></text:p>
      <text:p text:style-name="P6"/>
      <text:p text:style-name="P2"><text:span text:style-name="T15">3.0 <text:s/>- Torque sensor calibration</text:span></text:p>
      <text:p text:style-name="P10">Abilitato/Disabilitato.</text:p>
      <text:p text:style-name="P3">Abilitare solo dopo avere inserito i valori effettivi di “Pedal torque ADC offset” e “Pedal torque ADC max”, ottenuti dalla calibrazione.</text:p>
      <text:p text:style-name="P2"><text:span text:style-name="T6">A</text:span><text:span text:style-name="T17">bilitando senza avere inserito i parametri corretti, può portare a funzionamenti imprevedibili.</text:span></text:p>
      <text:p text:style-name="P2"><text:span text:style-name="T6">Procedura di calibrazione: visualizzare nel menu “Technical Data” la voce (11.2) - “Torque sensor ADC value”, inserire il valore ADC del sensore di coppia senza nessuna spinta sui pedali in “Pedal torque ADC offset” (10.9). Inserire il valore ADC del sensore di coppia con la massima spinta applicata al pedale (ciclista in piedi, sul pedale destro in posizione orizzontale) in “Pedal torque ADC max” (10.10).</text:span></text:p>
      <text:p text:style-name="P2"><text:span text:style-name="T17">La calibrazione del sensore di coppia è necessaria se la gamma di lavoro è limitata, </text:span><text:span text:style-name="T6">“Pedal torque ADC max” - “Pedal torque ADC offset” &lt; 140.</text:span></text:p>
      <text:p text:style-name="P2"><text:span text:style-name="T17">Attenzione. I valori ADC del sensore di coppia nel tempo possono cambiare, controllare periodicamente.</text:span></text:p>
      <text:p text:style-name="P6"/>
      <text:p text:style-name="P2"><text:span text:style-name="T15">4.0 <text:s/>- </text:span><text:span text:style-name="T4">Assist with error enabled</text:span></text:p>
      <text:p text:style-name="P9"><text:span text:style-name="T6">Abilitato/Disabilitato. La presenza di un errore disabilita l’assistenza in tutte le modalità.</text:span></text:p>
      <text:p text:style-name="P16"><text:span text:style-name="T6">E’ comunque possibile forzare l’assistenza anche con un errore se questo è causato da un problema a un <text:s/>sensore. Di coppia, di cadenza o di velocità. </text:span></text:p>
      <text:p text:style-name="P18">Si dovrà scegliere la modalità di assistenza che non prevede l’utilizzo del sensore guasto.</text:p>
      <text:p text:style-name="P18">Usare solo in caso di necessità, con questa funzione abilitata ci sono delle limitazioni nell’assistenza.</text:p>
      <text:p text:style-name="P18">I codici di errore sono cambiati, vedere i nuovi codici più avanti.</text:p>
      <text:p text:style-name="P23"/>
      <text:p text:style-name="P2"><text:span text:style-name="T15">5.1 <text:s/>- eMTB a</text:span><text:span text:style-name="T4">ssist level 1</text:span></text:p>
      <text:p text:style-name="P9"><text:span text:style-name="T6">Anche per eMTB assist, è previsto lo stesso numero di livelli di assistenza delle altre modalità.</text:span></text:p>
      <text:p text:style-name="P3">I valori sono quelli delle sensibilità eMTB disponibili, da 1 a 20.</text:p>
      <text:p text:style-name="P6"/>
      <text:p text:style-name="P2"><text:span text:style-name="T15">5.x <text:s/>- eMTB a</text:span><text:span text:style-name="T4">ssist level x</text:span></text:p>
      <text:p text:style-name="P10">Sensibilità eMTB fino a livello 9.</text:p>
      <text:p text:style-name="P2"><text:span text:style-name="T6">C’è un livello aggiuntivo 10 (0 a display), è utilizzato nelle altre modalità dopo l’ultimo livello di assistenza quando è visualizzato “E”, solo <text:s/>se “Enable eMTB assist” è abilitato.</text:span></text:p>
      <text:p text:style-name="P2"><text:span text:style-name="T6">Attenzione, se si sono scelti 5 livelli di assistenza, il valore utilizzato dopo l’ultimo livello non sarà 10, ma 6.</text:span></text:p>
      <text:p text:style-name="P6"/>
      <text:p text:style-name="P2"><text:span text:style-name="T15">10.0 <text:s/>Motor acceleration</text:span></text:p>
      <text:p text:style-name="P16"><text:span text:style-name="T6">Accelerazione del motore. </text:span></text:p>
      <text:p text:style-name="P18">Come prima impostazione usare valori bassi, poi se necessario, aumentare gradualmente.</text:p>
      <text:p text:style-name="P16"><text:span text:style-name="T6">Impostare con attenzione, consapevoli che l’impostazione di un valore più alto del necessario può causare un maggiore stress alla trasmissione.</text:span></text:p>
      <text:p text:style-name="P26">Considerare i valori della tabella come valori massimi.</text:p>
      <text:p text:style-name="P18"><text:tab/>motore 36 Volt, batteria 36 volt = 43</text:p>
      <text:p text:style-name="P18"><text:tab/>motore 36 Volt, batteria 48 volt = 6</text:p>
      <text:p text:style-name="P18"><text:tab/>motore 36 Volt, batteria 52 volt = 0</text:p>
      <text:p text:style-name="P18"><text:tab/>motore 48 Volt, batteria 36 volt = 55</text:p>
      <text:p text:style-name="P18"><text:tab/>motore 48 Volt, batteria 48 volt = 43</text:p>
      <text:p text:style-name="P3"><text:tab/>motore 48 Volt, batteria 52 volt = 37</text:p>
      <text:p text:style-name="P2"><text:span text:style-name="T15">10.1 <text:s/>Startup assist without pedal rotation</text:span></text:p>
      <text:p text:style-name="P9"><text:span text:style-name="T6">0 = Disabilitato, X = Abilitato e sensibilità della coppia da applicare per la partenza.</text:span></text:p>
      <text:p text:style-name="P2"><text:span text:style-name="T6">Oltre all’assistenza iniziale con la solo spinta sui pedali senza la rotazione per una partenza immediata, ora questa funzione si attiva anche con la bici in movimento, quando si riprende la pedalata dopo una pausa.</text:span></text:p>
      <text:p text:style-name="P16"><text:span text:style-name="T17">Attenzione, abilitando contemporaneamente anche la funzione BOOST l’effetto aumenta!</text:span></text:p>
      <text:p text:style-name="P2"><text:span text:style-name="T17">Questo può </text:span><text:span text:style-name="T6">causare un maggiore stress alla trasmissione.</text:span></text:p>
      <text:p text:style-name="P3"><text:soft-page-break/></text:p>
      <text:p text:style-name="P2"><text:span text:style-name="T15">10.4 <text:s/>Coaster brake torque th</text:span><text:span text:style-name="T16">reshold</text:span></text:p>
      <text:p text:style-name="P9"><text:span text:style-name="T6">0 = Disabilitato, X = abilitato e sensibilità della coppia da applicare per la frenata. Valore da 15 a 40.</text:span></text:p>
      <text:p text:style-name="P2"><text:span text:style-name="T6">Disabilitare se non si dispone di un motore con freno a contropedale.</text:span></text:p>
      <text:p text:style-name="P7"/>
      <text:p text:style-name="P2"><text:span text:style-name="T5">10.9 - Pedal torque ADC offset (no weight)</text:span></text:p>
      <text:h text:style-name="P13" text:outline-level="1"><text:span text:style-name="T6">Valore ADC del sensore di coppia senza nessuna spinta sui pedali.</text:span></text:h>
      <text:p text:style-name="P2"><text:span text:style-name="T17">Si ottiene dalla procedura di calibrazione da effettuare a display.</text:span></text:p>
      <text:p text:style-name="P2"><text:span text:style-name="T17">Quando si ha la necessità di aumentare la sensibilità in partenza, esempio con hand-bike, sottrarre al valore ottenuto un numero da 1 a 10. </text:span><text:span text:style-name="T6">Attenzione. Diminuire troppo il valore dell’offset, può causare una partenza indesiderata e/o un arresto ritardato del motore.</text:span></text:p>
      <text:p text:style-name="P20"/>
      <text:p text:style-name="P16"><text:span text:style-name="T5">10.10 - Pedal torque ADC max (max weight)</text:span><text:span text:style-name="T20"> </text:span></text:p>
      <text:h text:style-name="P13" text:outline-level="1"><text:span text:style-name="T17">Valore ADC del sensore di coppia con la massima spinta applicata al pedale (ciclista in piedi, sul pedale destro in posizione orizzontale).</text:span></text:h>
      <text:p text:style-name="P2"><text:span text:style-name="T17">Si ottiene dalla procedura di calibrazione da effettuare a display.</text:span></text:p>
      <text:h text:style-name="P24" text:outline-level="1"><text:span text:style-name="T6">Questo parametro serve per amplificare la gamma di utilizzo del sensore di coppia quando troppo limitata.</text:span></text:h>
      <text:h text:style-name="P24" text:outline-level="1"><text:span text:style-name="T6">Controllare che l’assistenza sia ben distribuita sui tutti livelli e in tutte le modalità, eventualmente correggere il valore ottenuto in più o in meno. Valore minore = amplificazione maggiore.</text:span></text:h>
      <text:h text:style-name="P19" text:outline-level="1"/>
      <text:h text:style-name="P24" text:outline-level="1"><text:span text:style-name="T4">10.11 - Startup boost torque factor (%)</text:span></text:h>
      <text:h text:style-name="P13" text:outline-level="1"><text:span text:style-name="T6">Serve per aumentare l’assistenza in partenza e a bassa cadenza.</text:span></text:h>
      <text:h text:style-name="P24" text:outline-level="1"><text:span text:style-name="T6">“Startup boost” deve essere abilitato. Disponibile solo in modalità “Power assist”.</text:span></text:h>
      <text:h text:style-name="P24" text:outline-level="1"><text:span text:style-name="T6">Funziona sia con partenza da fermo che con ripresa della pedalata in movimento.</text:span></text:h>
      <text:h text:style-name="P24" text:outline-level="1"><text:span text:style-name="T6">Il valore di questo parametro è l’incremento percentuale della coppia applicata ai pedali con cadenza = 0.</text:span></text:h>
      <text:h text:style-name="P24" text:outline-level="1"><text:span text:style-name="T6">Questo valore diminuisce gradualmente all’aumentare della cadenza, in funzione del parametro successivo.</text:span></text:h>
      <text:h text:style-name="P24" text:outline-level="1"><text:span text:style-name="T6">Impostare con attenzione, consapevoli che l’impostazione di un valore troppo alto può causare un maggiore stress alla trasmissione.</text:span></text:h>
      <text:h text:style-name="P24" text:outline-level="1"><text:span text:style-name="T6">Valore consigliato 250, massimo 500.</text:span></text:h>
      <text:h text:style-name="P19" text:outline-level="1"/>
      <text:h text:style-name="P24" text:outline-level="1"><text:span text:style-name="T4">10.12 - Startup boost cadence step</text:span></text:h>
      <text:h text:style-name="P11" text:outline-level="1">Serve per calcolare la diminuzione della coppia di boost all’aumento della cadenza, fino all’estinzione.</text:h>
      <text:h text:style-name="P24" text:outline-level="1"><text:span text:style-name="T6">Valore consigliato 25. Limiti da 10 a 50, valore più alto = effetto più breve.</text:span></text:h>
      <text:h text:style-name="P19" text:outline-level="1"/>
      <text:h text:style-name="P24" text:outline-level="1"><text:span text:style-name="T4">11.7 – Pedal torque delta</text:span></text:h>
      <text:h text:style-name="P13" text:outline-level="1"><text:span text:style-name="T6">Solo visualizzazione. Valore ADC del sensore di coppia senza offset.</text:span></text:h>
      <text:h text:style-name="P4" text:outline-level="1">E possibile osservare e analizzare le variazioni derivate dalla calibrazione e dal BOOST.</text:h>
      <text:h text:style-name="P27" text:outline-level="1"><text:span text:style-name="T2">- Set assist mode</text:span></text:h>
      <text:p text:style-name="P9"><text:span text:style-name="T6">Sono disponibili 5 modalità di assistenza, la scelta è nello schermo principale.</text:span></text:p>
      <text:p text:style-name="P9"><text:span text:style-name="T6">P - POWER ASSIST <text:s text:c="2"/><text:tab/>assistenza proporzionale alla potenza sui pedali</text:span></text:p>
      <text:p text:style-name="P16"><text:span text:style-name="T6"><draw:frame draw:style-name="fr2" draw:name="Immagine1" text:anchor-type="as-char" svg:width="0.203cm" svg:height="0.296cm" draw:z-index="0"><draw:image xlink:href="Pictures/100000000000000E00000014F1FC0CAB1C9E0B8A.jpg" xlink:type="simple" xlink:show="embed" xlink:actuate="onLoad" draw:mime-type="image/jpeg"/></draw:frame></text:span><text:span text:style-name="T12"><text:s/></text:span><text:span text:style-name="T6">- TORQUE ASSIST <text:s/><text:tab/>assistenza proporzionale alla coppia sui pedali</text:span></text:p>
      <text:p text:style-name="P16"><text:span text:style-name="T6">C - CADENCE ASSIST<text:tab/>assistenza subordinata al movimento dei pedali</text:span></text:p>
      <text:p text:style-name="P16"><text:span text:style-name="T6">E - EMTB ASSIST <text:s text:c="3"/><text:tab/><text:tab/>assistenza con percentuale progressiva della coppia sui pedali</text:span></text:p>
      <text:p text:style-name="P16"><text:span text:style-name="T6">H - HYBRID ASSIST<text:tab/><text:tab/>assistenza combinata torque + </text:span><text:span text:style-name="T10">power</text:span></text:p>
      <text:p text:style-name="P9"><text:span text:style-name="T6">A livello 0, tasto ON/OFF per visualizzare la modalità corrente, tasti SU/GIU per cambiare, tasto ON/OFF per confermare. Valori di assistenza per tutte le modalità da 1 a 254, per eMTB da 1 a 20.</text:span></text:p>
      <text:p text:style-name="P3">In modalità “Power assist” valori di assistenza della versione precedente vanno moltiplicati x 50.</text:p>
      <text:p text:style-name="P2"><text:span text:style-name="T6">“Hybrid assist” è una combinazione tra le modalità di assistenza “Torque assist” e “Power assist”.</text:span></text:p>
      <text:p text:style-name="P18">Si ottiene cosi un’ottima assistenza a bassa cadenza tipica della modalità Torque, e l’allungo della modalità Power ad alta cadenza.</text:p>
      <text:p text:style-name="P18">I parametri di assistenza sono gli stessi utilizzati nelle due modalità, abbinati a parità di livello.</text:p>
      <text:p text:style-name="P18"/>
      <text:p text:style-name="P21">- Codici errore</text:p>
      <text:p text:style-name="P10">Gli errori e i relativi codici elencati nel manuale della versione precedente non sono più validi.</text:p>
      <text:p text:style-name="P3">Codici e descrizione degli errori:</text:p>
      <text:p text:style-name="P3"/>
      <text:p text:style-name="P2"><text:span text:style-name="T6">E01 - ERROR_OVERVOLTAGE</text:span></text:p>
      <text:p text:style-name="P10">Tensione della batteria superiore al valore massimo previsto.</text:p>
      <text:p text:style-name="P18">Probabile errore nell’impostazione dei parametri della batteria.</text:p>
      <text:p text:style-name="P18"/>
      <text:p text:style-name="P3">E02 - ERROR_TORQUE_SENSOR</text:p>
      <text:p text:style-name="P9"><text:span text:style-name="T6">Potrebbe essersi verificato un problema meccanico con il sensore di coppia oppure la calibrazione all’avvio non è stata eseguita correttamente.</text:span></text:p>
      <text:p text:style-name="P18">Probabilmente è stata applicata una spinta sui pedali durante l’accensione.</text:p>
      <text:p text:style-name="P16"><text:span text:style-name="T6">Spegnere e riaccendere in modo che il sistema possa ricalibrarsi, senza forzare sui pedali.</text:span></text:p>
      <text:p text:style-name="P16"><text:span text:style-name="T6">Se è abilitata la funzione “Torque sensor calibration”, controllare a display se il valore di “Pedal torque ADC offset” con pedali liberi <text:s/>e di “Pedal torque ADC max” con massimo sforzo, corrispondono a quelli inseriti.</text:span></text:p>
      <text:p text:style-name="P18"/>
      <text:p text:style-name="P2"><text:span text:style-name="T6">E03 - ERROR_CADENCE_SENSOR</text:span></text:p>
      <text:p text:style-name="P10">Durante la pedalata non vengono generati impulsi dal sensore di cadenza, probabilmente guasto.</text:p>
      <text:p text:style-name="P3"/>
      <text:p text:style-name="P3">E04 - ERROR_MOTOR_BLOCKED</text:p>
      <text:p text:style-name="P10">Motore o ruota bloccata, assorbimento di corrente eccessivo senza la rotazione del motore.</text:p>
      <text:p text:style-name="P18">Assicurarsi che non ci sia un problema meccanico.</text:p>
      <text:p text:style-name="P18">Dopo 6 secondi l’errore scompare e si può riutilizzare la bici.</text:p>
      <text:p text:style-name="P3"/>
      <text:p text:style-name="P3">E08 - ERROR_SPEED_SENSOR</text:p>
      <text:p text:style-name="P14"><text:span text:style-name="T6">Sensore di velocità guasto o magnete troppo distante.<text:tab/></text:span></text:p>
      <text:p text:style-name="P3"/>
      <text:p text:style-name="P3">E09 - ERROR_WRITE_EEPROM</text:p>
      <text:p text:style-name="P9"><text:span text:style-name="T6">Errore durante la scrittura in eeprom. Spegnere e riaccendere per riprovare.</text:span></text:p>
      <text:p text:style-name="P16"><text:span text:style-name="T6">La scrittura in eeprom avviene alla prima accensione dopo avere caricato il programma e ad ogni spegnimento del display.</text:span><text:bookmark-start text:name="_PictureBullets"/><text:bookmark-end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05T09:13:00</dc:date>
    <meta:print-date>2021-01-21T16:11:00</meta:print-date>
    <meta:editing-cycles>460</meta:editing-cycles>
    <meta:editing-duration>P5DT17H47M</meta:editing-duration>
    <meta:document-statistic meta:table-count="0" meta:image-count="1" meta:object-count="0" meta:page-count="4" meta:paragraph-count="135" meta:word-count="1596" meta:character-count="10289" meta:non-whitespace-character-count="8777"/>
    <meta:generator>LibreOffice/7.0.4.2$Windows_X86_64 LibreOffice_project/dcf040e67528d9187c66b2379df5ea4407429775</meta:generator>
  </office:meta>
</office:document-meta>
</file>